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9.379cm"/>
    </style:style>
    <style:style style:name="co3" style:family="table-column">
      <style:table-column-properties fo:break-before="auto" style:column-width="13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12.158cm"/>
    </style:style>
    <style:style style:name="co6" style:family="table-column">
      <style:table-column-properties fo:break-before="auto" style:column-width="2.91cm"/>
    </style:style>
    <style:style style:name="co7" style:family="table-column">
      <style:table-column-properties fo:break-before="auto" style:column-width="1.122cm"/>
    </style:style>
    <style:style style:name="co8" style:family="table-column">
      <style:table-column-properties fo:break-before="auto" style:column-width="1.741cm"/>
    </style:style>
    <style:style style:name="co9" style:family="table-column">
      <style:table-column-properties fo:break-before="auto" style:column-width="1.51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699cm" fo:break-before="auto" style:use-optimal-row-height="false"/>
    </style:style>
    <style:style style:name="ro4" style:family="table-row">
      <style:table-row-properties style:row-height="1.249cm" fo:break-before="auto" style:use-optimal-row-height="false"/>
    </style:style>
    <style:style style:name="ro5" style:family="table-row">
      <style:table-row-properties style:row-height="1.101cm" fo:break-before="auto" style:use-optimal-row-height="false"/>
    </style:style>
    <style:style style:name="ro6" style:family="table-row">
      <style:table-row-properties style:row-height="1.058cm" fo:break-before="auto" style:use-optimal-row-height="fals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1.397cm" fo:break-before="auto" style:use-optimal-row-height="false"/>
    </style:style>
    <style:style style:name="ro9" style:family="table-row">
      <style:table-row-properties style:row-height="1.312cm" fo:break-before="auto" style:use-optimal-row-height="false"/>
    </style:style>
    <style:style style:name="ro10" style:family="table-row">
      <style:table-row-properties style:row-height="1.355cm" fo:break-before="auto" style:use-optimal-row-height="false"/>
    </style:style>
    <style:style style:name="ro11" style:family="table-row">
      <style:table-row-properties style:row-height="1.969cm" fo:break-before="auto" style:use-optimal-row-height="false"/>
    </style:style>
    <style:style style:name="ta1" style:family="table" style:master-page-name="PageStyle_5f_野球ゲームプログラム単体テスト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標準_5f_ZYPF0010_5f_計画手配_ff83__ff9e__ff70__ff80_受信_ff08_add-on機能仕様書_ff09_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none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9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none" fo:background-color="#969696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9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29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0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5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6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37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8" style:family="table-cell" style:parent-style-name="Default">
      <style:table-cell-properties style:glyph-orientation-vertical="0" fo:border-bottom="none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0" style:family="table-cell" style:parent-style-name="Default" style:data-style-name="N8122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1" style:family="table-cell" style:parent-style-name="Default" style:data-style-name="N8122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2" style:family="table-cell" style:parent-style-name="Default" style:data-style-name="N8122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43" style:family="table-cell" style:parent-style-name="Default" style:data-style-name="N8122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4" style:family="table-cell" style:parent-style-name="Default" style:data-style-name="N100">
      <style:table-cell-properties style:glyph-orientation-vertical="0" fo:border-bottom="none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45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6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7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8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49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正常系&quot;;&quot;異常系&quot;;&quot;境界値&quot;;&quot;その他&quot;)" table:allow-empty-cell="true" table:display-list="unsorted" table:base-cell-address="野球ゲームプログラム単体テスト.D7">
          <table:error-message table:message-type="stop" table:display="true"/>
        </table:content-validation>
        <table:content-validation table:name="val2" table:condition="of:cell-content-is-in-list(&quot;正常系&quot;;&quot;異常系&quot;)" table:allow-empty-cell="true" table:display-list="unsorted" table:base-cell-address="野球ゲームプログラム単体テスト.D94">
          <table:error-message table:message-type="stop" table:display="true"/>
        </table:content-validation>
        <table:content-validation table:name="val3" table:condition="of:cell-content-is-in-list(&quot;条件&quot;;&quot;分岐&quot;;&quot;命令&quot;;&quot;境界値&quot;)" table:allow-empty-cell="true" table:display-list="unsorted" table:base-cell-address="野球ゲームプログラム単体テスト.E8">
          <table:error-message table:message-type="stop" table:display="true"/>
        </table:content-validation>
        <table:content-validation table:name="val4" table:condition="of:cell-content-is-in-list(&quot;〇&quot;;&quot;×&quot;)" table:allow-empty-cell="true" table:display-list="unsorted" table:base-cell-address="野球ゲームプログラム単体テスト.G23">
          <table:error-message table:message-type="stop" table:display="true"/>
        </table:content-validation>
      </table:content-validations>
      <table:table table:name="野球ゲームプログラム単体テスト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46" table:default-cell-style-name="Default"/>
        <table:table-row table:style-name="ro1">
          <table:table-cell office:value-type="string">
            <text:p>※各Stepのプログラムを作成したタイミングで、そのStepのテストケースを確認し、テストを実施してください。</text:p>
          </table:table-cell>
          <table:table-cell table:number-columns-repeated="3"/>
          <table:table-cell office:value-type="string">
            <text:p>※観点について</text:p>
          </table:table-cell>
          <table:table-cell table:number-columns-repeated="251"/>
        </table:table-row>
        <table:table-row table:style-name="ro1">
          <table:table-cell office:value-type="string">
            <text:p>※結果が×になった際は、○になるまでプログラムを修正しましょう。</text:p>
          </table:table-cell>
          <table:table-cell table:number-columns-repeated="3"/>
          <table:table-cell office:value-type="string">
            <text:p>条件　　…　ifやelseifの各判定・式についての確認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境界値　…　条件の中でも、trueになるかfalseになるかの堺になる値での確認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分岐　　…　if-elseif-elseの各ケースを1回ずつは通るか、処理の流れはどうかの確認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命令　　…　用意した処理が想定通り実行されているかの確認</text:p>
          </table:table-cell>
          <table:table-cell table:number-columns-repeated="251"/>
        </table:table-row>
        <table:table-row table:style-name="ro2">
          <table:table-cell table:style-name="ce1" office:value-type="string">
            <text:p>項番</text:p>
          </table:table-cell>
          <table:table-cell table:style-name="ce8" office:value-type="string">
            <text:p>テストケース</text:p>
          </table:table-cell>
          <table:table-cell table:style-name="ce8" office:value-type="string">
            <text:p>確認内容</text:p>
          </table:table-cell>
          <table:table-cell table:style-name="ce18" office:value-type="string">
            <text:p>テスト</text:p>
            <text:p>パターン</text:p>
          </table:table-cell>
          <table:table-cell table:style-name="ce18" office:value-type="string">
            <text:p>観点</text:p>
          </table:table-cell>
          <table:table-cell table:style-name="ce8" office:value-type="string">
            <text:p>期待結果</text:p>
          </table:table-cell>
          <table:table-cell table:style-name="ce8" office:value-type="string">
            <text:p>確認方法</text:p>
          </table:table-cell>
          <table:table-cell table:style-name="ce8" office:value-type="string">
            <text:p>結果</text:p>
          </table:table-cell>
          <table:table-cell table:style-name="ce38" office:value-type="string">
            <text:p>実施日</text:p>
          </table:table-cell>
          <table:table-cell table:style-name="ce44" office:value-type="string">
            <text:p>実施者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1</text:p>
          </table:table-cell>
          <table:table-cell table:style-name="ce9" office:value-type="string">
            <text:p>Step1：3桁のランダムな正解数字を生成する</text:p>
          </table:table-cell>
          <table:table-cell table:style-name="ce9"/>
          <table:table-cell table:style-name="ce19" table:content-validation-name="val1" table:number-columns-repeated="2"/>
          <table:table-cell table:style-name="ce28"/>
          <table:table-cell table:style-name="ce29" table:content-validation-name="val4" table:number-columns-repeated="2"/>
          <table:table-cell table:style-name="ce39"/>
          <table:table-cell table:style-name="ce45"/>
          <table:table-cell table:number-columns-repeated="246"/>
        </table:table-row>
        <table:table-row table:style-name="ro3">
          <table:table-cell table:style-name="ce3" office:value-type="string">
            <text:p>1-1-1</text:p>
          </table:table-cell>
          <table:table-cell table:style-name="ce10" office:value-type="string" table:number-columns-spanned="1" table:number-rows-spanned="4">
            <text:p>実行時</text:p>
          </table:table-cell>
          <table:table-cell table:style-name="ce10" office:value-type="string" table:number-columns-spanned="1" table:number-rows-spanned="4">
            <text:p>ゲームが開始し、0～9で構成された3桁の正解数字がランダムに設定され、ゲームが終了すること</text:p>
          </table:table-cell>
          <table:table-cell table:style-name="ce20" table:content-validation-name="val2" office:value-type="string" table:number-columns-spanned="1" table:number-rows-spanned="4">
            <text:p>正常系</text:p>
          </table:table-cell>
          <table:table-cell table:style-name="ce20" table:content-validation-name="val3" office:value-type="string" table:number-columns-spanned="1" table:number-rows-spanned="4">
            <text:p>命令</text:p>
          </table:table-cell>
          <table:table-cell table:style-name="ce10" office:value-type="string">
            <text:p>「---野球ゲームプログラム開始---」のメッセージが表示される</text:p>
          </table:table-cell>
          <table:table-cell table:style-name="ce30" office:value-type="string">
            <text:p>コンソール確認</text:p>
          </table:table-cell>
          <table:table-cell table:style-name="ce34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1-1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ランダム数字（正解数字）は[answer]です。」が表示される</text:p>
            <text:p>※[answer]の部分は、0～9で構成された3桁の値が実行する度にランダムに入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1-1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---野球ゲームプログラム終了---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1-1-4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プログラムが終了す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2</text:p>
          </table:table-cell>
          <table:table-cell table:style-name="ce9" office:value-type="string">
            <text:p>Step2：正解数字の重複チェックを行う</text:p>
          </table:table-cell>
          <table:table-cell table:style-name="ce9"/>
          <table:table-cell table:style-name="ce19" table:content-validation-name="val2"/>
          <table:table-cell table:style-name="ce19" table:content-validation-name="val3"/>
          <table:table-cell table:style-name="ce28"/>
          <table:table-cell table:style-name="ce29" table:content-validation-name="val4" table:number-columns-repeated="2"/>
          <table:table-cell table:style-name="ce39"/>
          <table:table-cell table:style-name="ce45"/>
          <table:table-cell table:number-columns-repeated="246"/>
        </table:table-row>
        <table:table-row table:style-name="ro3">
          <table:table-cell table:style-name="ce3" office:value-type="string">
            <text:p>2-1-1</text:p>
          </table:table-cell>
          <table:table-cell table:style-name="ce10" office:value-type="string" table:number-columns-spanned="1" table:number-rows-spanned="5">
            <text:p>実行時</text:p>
            <text:p>※正解数字がユニークの場合</text:p>
          </table:table-cell>
          <table:table-cell table:style-name="ce10" office:value-type="string" table:number-columns-spanned="1" table:number-rows-spanned="5">
            <text:p>ランダムに生成した値に応じてメッセージが表示され、ゲームが終了すること</text:p>
          </table:table-cell>
          <table:table-cell table:style-name="ce20" table:content-validation-name="val2" office:value-type="string" table:number-columns-spanned="1" table:number-rows-spanned="5">
            <text:p>正常系</text:p>
          </table:table-cell>
          <table:table-cell table:style-name="ce20" table:content-validation-name="val3" office:value-type="string" table:number-columns-spanned="1" table:number-rows-spanned="5">
            <text:p>条件</text:p>
          </table:table-cell>
          <table:table-cell table:style-name="ce10" office:value-type="string">
            <text:p>「---野球ゲームプログラム開始---」のメッセージが表示される</text:p>
          </table:table-cell>
          <table:table-cell table:style-name="ce30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5">
          <table:table-cell table:style-name="ce4" office:value-type="string">
            <text:p>2-1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ランダム数字（正解数字）は[answer]です。」が表示される</text:p>
            <text:p>※[answer]の部分は、0～9で構成された3桁の値が実行する度にランダムに入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2-1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⇒ユニー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2-1-4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---野球ゲームプログラム終了---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2-1-5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プログラムが終了す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2-2-1</text:p>
          </table:table-cell>
          <table:table-cell table:style-name="ce12" office:value-type="string" table:number-columns-spanned="1" table:number-rows-spanned="5">
            <text:p>実行時</text:p>
            <text:p>※正解数字が重複している（同じ数字が複数ある）場合</text:p>
          </table:table-cell>
          <table:table-cell table:style-name="ce12" office:value-type="string" table:number-columns-spanned="1" table:number-rows-spanned="5">
            <text:p>ランダムに生成した値に応じてメッセージが表示され、ゲームが終了すること</text:p>
          </table:table-cell>
          <table:table-cell table:style-name="ce22" table:content-validation-name="val2" office:value-type="string" table:number-columns-spanned="1" table:number-rows-spanned="5">
            <text:p>異常系</text:p>
          </table:table-cell>
          <table:table-cell table:style-name="ce22" table:content-validation-name="val3" office:value-type="string" table:number-columns-spanned="1" table:number-rows-spanned="5">
            <text:p>条件</text:p>
          </table:table-cell>
          <table:table-cell table:style-name="ce12" office:value-type="string">
            <text:p>「---野球ゲームプログラム開始---」のメッセージ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5">
          <table:table-cell table:style-name="ce4" office:value-type="string">
            <text:p>2-2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ランダム数字（正解数字）は[answer]です。」が表示される</text:p>
            <text:p>※[answer]の部分は、0～9で構成された3桁の値が実行する度にランダムに入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2-2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⇒重複していま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2-2-4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---野球ゲームプログラム終了---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2-2-5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プログラムが終了す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3</text:p>
          </table:table-cell>
          <table:table-cell table:style-name="ce9" office:value-type="string">
            <text:p>Step3：3桁のユニークな正解数字を生成する</text:p>
          </table:table-cell>
          <table:table-cell table:style-name="ce9"/>
          <table:table-cell table:style-name="ce19" table:content-validation-name="val2"/>
          <table:table-cell table:style-name="ce19" table:content-validation-name="val3"/>
          <table:table-cell table:style-name="ce28"/>
          <table:table-cell table:style-name="ce29" table:content-validation-name="val4" table:number-columns-repeated="2"/>
          <table:table-cell table:style-name="ce39"/>
          <table:table-cell table:style-name="ce45"/>
          <table:table-cell table:number-columns-repeated="246"/>
        </table:table-row>
        <table:table-row table:style-name="ro3">
          <table:table-cell table:style-name="ce4" office:value-type="string">
            <text:p>3-1-1</text:p>
          </table:table-cell>
          <table:table-cell table:style-name="ce13" office:value-type="string" table:number-columns-spanned="1" table:number-rows-spanned="7">
            <text:p>実行時</text:p>
            <text:p>※正解数字が重複している（同じ数字が複数ある）場合</text:p>
          </table:table-cell>
          <table:table-cell table:style-name="ce13" office:value-type="string" table:number-columns-spanned="1" table:number-rows-spanned="7">
            <text:p>ランダムに生成した値に応じてメッセージが表示され、</text:p>
            <text:p>ユニークになるまで3-1-3から3-1-4の処理を繰り返し、</text:p>
            <text:p>ユニークな値になったらゲームが終了すること</text:p>
          </table:table-cell>
          <table:table-cell table:style-name="ce23" table:content-validation-name="val2" office:value-type="string" table:number-columns-spanned="1" table:number-rows-spanned="7">
            <text:p>正常系</text:p>
          </table:table-cell>
          <table:table-cell table:style-name="ce23" table:content-validation-name="val3" office:value-type="string" table:number-columns-spanned="1" table:number-rows-spanned="7">
            <text:p>分岐</text:p>
          </table:table-cell>
          <table:table-cell table:style-name="ce12" office:value-type="string">
            <text:p>「---野球ゲームプログラム開始---」のメッセージ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6">
          <table:table-cell table:style-name="ce4" office:value-type="string">
            <text:p>3-1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ランダム数字（正解数字）は[answer]です。」が表示される</text:p>
            <text:p>※[answer]の部分は、0～9で構成された3桁の値が実行する度にランダムに入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3-1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⇒重複していま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6">
          <table:table-cell table:style-name="ce4" office:value-type="string">
            <text:p>3-1-4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ランダム数字（正解数字）は[answer]です。」が表示される</text:p>
            <text:p>※[answer]の部分は、0～9で構成された3桁の値が実行する度にランダムに入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3-1-5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⇒ユニー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3-1-6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---野球ゲームプログラム終了---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3-1-7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プログラムが終了す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4</text:p>
          </table:table-cell>
          <table:table-cell table:style-name="ce9" office:value-type="string">
            <text:p>Step4：3桁のユニークな予想数字を入力する</text:p>
          </table:table-cell>
          <table:table-cell table:style-name="ce9"/>
          <table:table-cell table:style-name="ce19" table:content-validation-name="val2"/>
          <table:table-cell table:style-name="ce19" table:content-validation-name="val3"/>
          <table:table-cell table:style-name="ce28"/>
          <table:table-cell table:style-name="ce29" table:content-validation-name="val4" table:number-columns-repeated="2"/>
          <table:table-cell table:style-name="ce39"/>
          <table:table-cell table:style-name="ce45"/>
          <table:table-cell table:number-columns-repeated="246"/>
        </table:table-row>
        <table:table-row table:style-name="ro3">
          <table:table-cell table:style-name="ce4" office:value-type="string">
            <text:p>4-1-1</text:p>
          </table:table-cell>
          <table:table-cell table:style-name="ce10" office:value-type="string" table:number-columns-spanned="1" table:number-rows-spanned="5">
            <text:p>実行時</text:p>
          </table:table-cell>
          <table:table-cell table:style-name="ce10" office:value-type="string" table:number-columns-spanned="1" table:number-rows-spanned="5">
            <text:p>ゲームが開始し、0～9で構成された3桁の正解数字がランダムに設定され、キーボード入力待ちになること</text:p>
          </table:table-cell>
          <table:table-cell table:style-name="ce20" table:content-validation-name="val2" office:value-type="string" table:number-columns-spanned="1" table:number-rows-spanned="5">
            <text:p>正常系</text:p>
          </table:table-cell>
          <table:table-cell table:style-name="ce20" table:content-validation-name="val3" office:value-type="string" table:number-columns-spanned="1" table:number-rows-spanned="5">
            <text:p>命令</text:p>
          </table:table-cell>
          <table:table-cell table:style-name="ce10" office:value-type="string">
            <text:p>「---野球ゲームプログラム開始---」のメッセージが表示される</text:p>
          </table:table-cell>
          <table:table-cell table:style-name="ce30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4-1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ランダム数字（正解数字）は[answer]です。」が表示される</text:p>
            <text:p>※[answer]の部分は、0～9で構成された3桁の値が実行する度にランダムに入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7">
          <table:table-cell table:style-name="ce4" office:value-type="string">
            <text:p>4-1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⇒ユニークです。」が表示される</text:p>
            <text:p>※「⇒重複しています。」が表示された場合も、最終的にはユニークになって次の処理に進んでいること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1-4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＞＞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1-5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2-1</text:p>
          </table:table-cell>
          <table:table-cell table:style-name="ce13" office:value-type="string" table:number-columns-spanned="1" table:number-rows-spanned="3">
            <text:p>112をキーボード入力した時</text:p>
            <text:p>※1桁目と2桁目が同じ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3">
            <text:p>異常系</text:p>
          </table:table-cell>
          <table:table-cell table:style-name="ce22" table:content-validation-name="val3" office:value-type="string" table:number-columns-spanned="1" table:number-rows-spanned="3">
            <text:p>条件</text:p>
          </table:table-cell>
          <table:table-cell table:style-name="ce12" office:value-type="string">
            <text:p>「⇒重複していま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2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＞＞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2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3-1</text:p>
          </table:table-cell>
          <table:table-cell table:style-name="ce13" office:value-type="string" table:number-columns-spanned="1" table:number-rows-spanned="3">
            <text:p>233をキーボード入力した時</text:p>
            <text:p>※2桁目と3桁目が同じ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3">
            <text:p>異常系</text:p>
          </table:table-cell>
          <table:table-cell table:style-name="ce23" table:content-validation-name="val3" office:value-type="string" table:number-columns-spanned="1" table:number-rows-spanned="3">
            <text:p>条件</text:p>
          </table:table-cell>
          <table:table-cell table:style-name="ce12" office:value-type="string">
            <text:p>「⇒重複していま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3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＞＞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3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4-1</text:p>
          </table:table-cell>
          <table:table-cell table:style-name="ce13" office:value-type="string" table:number-columns-spanned="1" table:number-rows-spanned="3">
            <text:p>434をキーボード入力した時</text:p>
            <text:p>※1桁目と3桁目が同じ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3">
            <text:p>異常系</text:p>
          </table:table-cell>
          <table:table-cell table:style-name="ce23" table:content-validation-name="val3" office:value-type="string" table:number-columns-spanned="1" table:number-rows-spanned="3">
            <text:p>条件</text:p>
          </table:table-cell>
          <table:table-cell table:style-name="ce12" office:value-type="string">
            <text:p>「⇒重複していま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4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＞＞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4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5-1</text:p>
          </table:table-cell>
          <table:table-cell table:style-name="ce13" office:value-type="string" table:number-columns-spanned="1" table:number-rows-spanned="3">
            <text:p>123をキーボード入力した時</text:p>
            <text:p>※すべての桁が異なる値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ゲームが終了すること</text:p>
          </table:table-cell>
          <table:table-cell table:style-name="ce22" table:content-validation-name="val2" office:value-type="string" table:number-columns-spanned="1" table:number-rows-spanned="3">
            <text:p>正常系</text:p>
          </table:table-cell>
          <table:table-cell table:style-name="ce22" table:content-validation-name="val3" office:value-type="string" table:number-columns-spanned="1" table:number-rows-spanned="3">
            <text:p>条件</text:p>
          </table:table-cell>
          <table:table-cell table:style-name="ce12" office:value-type="string">
            <text:p>「⇒ユニー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5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---野球ゲームプログラム終了---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4-5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プログラムが終了す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5</text:p>
          </table:table-cell>
          <table:table-cell table:style-name="ce9" office:value-type="string">
            <text:p>Step5：ストライク数をカウントする</text:p>
          </table:table-cell>
          <table:table-cell table:style-name="ce9"/>
          <table:table-cell table:style-name="ce19" table:content-validation-name="val2"/>
          <table:table-cell table:style-name="ce19" table:content-validation-name="val3"/>
          <table:table-cell table:style-name="ce28"/>
          <table:table-cell table:style-name="ce29" table:content-validation-name="val4" table:number-columns-repeated="2"/>
          <table:table-cell table:style-name="ce39"/>
          <table:table-cell table:style-name="ce45"/>
          <table:table-cell table:number-columns-repeated="246"/>
        </table:table-row>
        <table:table-row table:style-name="ro8">
          <table:table-cell table:style-name="ce4" office:value-type="string">
            <text:p>5-1-1</text:p>
          </table:table-cell>
          <table:table-cell table:style-name="ce14" office:value-type="string">
            <text:p>正解数字と1つも同じ数字が無い値を入力した時</text:p>
            <text:p>※例）正解数字が012なら、789を入力する</text:p>
          </table:table-cell>
          <table:table-cell table:style-name="ce14" office:value-type="string">
            <text:p>正しくストライク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0ストライ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4" office:value-type="string">
            <text:p>5-2-1</text:p>
          </table:table-cell>
          <table:table-cell table:style-name="ce14" office:value-type="string">
            <text:p>正解数字と同じ数字が同じ桁に1つだけある値を入力した時</text:p>
            <text:p>※例）正解数字が012なら、089を入力する</text:p>
          </table:table-cell>
          <table:table-cell table:style-name="ce14" office:value-type="string">
            <text:p>正しくストライク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1ストライ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4" office:value-type="string">
            <text:p>5-3-1</text:p>
          </table:table-cell>
          <table:table-cell table:style-name="ce14" office:value-type="string">
            <text:p>正解数字と同じ数字が同じ桁に2つだけある値を入力した時</text:p>
            <text:p>※例）正解数字が012なら、019を入力する</text:p>
          </table:table-cell>
          <table:table-cell table:style-name="ce14" office:value-type="string">
            <text:p>正しくストライク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2ストライ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4" office:value-type="string">
            <text:p>5-4-1</text:p>
          </table:table-cell>
          <table:table-cell table:style-name="ce14" office:value-type="string">
            <text:p>正解数字と同じ値を入力した時</text:p>
            <text:p>※例）正解数字が012なら、012を入力する</text:p>
          </table:table-cell>
          <table:table-cell table:style-name="ce14" office:value-type="string">
            <text:p>正しくストライク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3ストライ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6</text:p>
          </table:table-cell>
          <table:table-cell table:style-name="ce9" office:value-type="string">
            <text:p>Step6：トライ回数をカウントする</text:p>
          </table:table-cell>
          <table:table-cell table:style-name="ce9"/>
          <table:table-cell table:style-name="ce19" table:content-validation-name="val2"/>
          <table:table-cell table:style-name="ce19" table:content-validation-name="val3"/>
          <table:table-cell table:style-name="ce28"/>
          <table:table-cell table:style-name="ce29" table:content-validation-name="val4" table:number-columns-repeated="2"/>
          <table:table-cell table:style-name="ce39"/>
          <table:table-cell table:style-name="ce45"/>
          <table:table-cell table:number-columns-repeated="246"/>
        </table:table-row>
        <table:table-row table:style-name="ro3">
          <table:table-cell table:style-name="ce4" office:value-type="string">
            <text:p>6-1-1</text:p>
          </table:table-cell>
          <table:table-cell table:style-name="ce13" office:value-type="string" table:number-columns-spanned="1" table:number-rows-spanned="3">
            <text:p>正解数字と1つも同じ数字が無い値を入力した時</text:p>
            <text:p>※例）正解数字が012なら、789を入力する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0" table:content-validation-name="val2" office:value-type="string" table:number-columns-spanned="1" table:number-rows-spanned="3">
            <text:p>正常系</text:p>
          </table:table-cell>
          <table:table-cell table:style-name="ce20" table:content-validation-name="val3" office:value-type="string" table:number-columns-spanned="1" table:number-rows-spanned="3">
            <text:p>分岐</text:p>
          </table:table-cell>
          <table:table-cell table:style-name="ce12" office:value-type="string">
            <text:p>「判定：0ストライ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6-1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&gt;&gt;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6-1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6-2-1</text:p>
          </table:table-cell>
          <table:table-cell table:style-name="ce13" office:value-type="string" table:number-columns-spanned="1" table:number-rows-spanned="4">
            <text:p>正解数字と同じ値を入力した時</text:p>
            <text:p>※例）正解数字が012なら、012を入力する</text:p>
          </table:table-cell>
          <table:table-cell table:style-name="ce13" office:value-type="string" table:number-columns-spanned="1" table:number-rows-spanned="4">
            <text:p>キーボード入力した値に応じてメッセージが表示され、ゲームが終了すること</text:p>
          </table:table-cell>
          <table:table-cell table:style-name="ce22" table:content-validation-name="val2" office:value-type="string" table:number-columns-spanned="1" table:number-rows-spanned="4">
            <text:p>正常系</text:p>
          </table:table-cell>
          <table:table-cell table:style-name="ce22" table:content-validation-name="val3" office:value-type="string" table:number-columns-spanned="1" table:number-rows-spanned="4">
            <text:p>条件</text:p>
          </table:table-cell>
          <table:table-cell table:style-name="ce12" office:value-type="string">
            <text:p>「判定：3ストライ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9">
          <table:table-cell table:style-name="ce4" office:value-type="string">
            <text:p>6-2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[tryCount]回トライし、3桁数字を当てました。YouWin!!」が表示される</text:p>
            <text:p>※[tryCount]はユニークな予想数字を入力した回数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6-2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---野球ゲームプログラム終了---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6-2-4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プログラムが終了す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7</text:p>
          </table:table-cell>
          <table:table-cell table:style-name="ce9" office:value-type="string">
            <text:p>Step7：ボール数をカウントする</text:p>
          </table:table-cell>
          <table:table-cell table:style-name="ce9"/>
          <table:table-cell table:style-name="ce24" table:content-validation-name="val2"/>
          <table:table-cell table:style-name="ce24" table:content-validation-name="val3"/>
          <table:table-cell table:style-name="ce28"/>
          <table:table-cell table:style-name="ce29" table:content-validation-name="val4" table:number-columns-repeated="2"/>
          <table:table-cell table:style-name="ce39"/>
          <table:table-cell table:style-name="ce45"/>
          <table:table-cell table:number-columns-repeated="246"/>
        </table:table-row>
        <table:table-row table:style-name="ro8">
          <table:table-cell table:style-name="ce3" office:value-type="string">
            <text:p>7-1-1</text:p>
          </table:table-cell>
          <table:table-cell table:style-name="ce14" office:value-type="string">
            <text:p>正解数字と1つも同じ数字が無い値を入力した時</text:p>
            <text:p>※例）正解数字が012なら、789を入力する</text:p>
          </table:table-cell>
          <table:table-cell table:style-name="ce14" office:value-type="string">
            <text:p>正しくストライク数とボール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0ストライク、0ボール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4" office:value-type="string">
            <text:p>7-1-2</text:p>
          </table:table-cell>
          <table:table-cell table:style-name="ce14" office:value-type="string">
            <text:p>正解数字と同じ数字が異なる桁に1つだけある値を入力した時</text:p>
            <text:p>※例）正解数字が012なら、780を入力する</text:p>
          </table:table-cell>
          <table:table-cell table:style-name="ce14" office:value-type="string">
            <text:p>正しくストライク数とボール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0ストライク、1ボール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4" office:value-type="string">
            <text:p>7-1-3</text:p>
          </table:table-cell>
          <table:table-cell table:style-name="ce14" office:value-type="string">
            <text:p>正解数字と同じ数字が異なる桁に2つある値を入力した時</text:p>
            <text:p>※例）正解数字が012なら、180を入力する</text:p>
          </table:table-cell>
          <table:table-cell table:style-name="ce14" office:value-type="string">
            <text:p>正しくストライク数とボール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0ストライク、2ボール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4" office:value-type="string">
            <text:p>7-1-4</text:p>
          </table:table-cell>
          <table:table-cell table:style-name="ce14" office:value-type="string">
            <text:p>正解数字と同じ数字がすべて異なる桁にある値を入力した時</text:p>
            <text:p>※例）正解数字が012なら、120を入力する</text:p>
          </table:table-cell>
          <table:table-cell table:style-name="ce14" office:value-type="string">
            <text:p>正しくストライク数とボール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0ストライク、3ボール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4" office:value-type="string">
            <text:p>7-1-5</text:p>
          </table:table-cell>
          <table:table-cell table:style-name="ce14" office:value-type="string">
            <text:p>正解数字と同じ数字が同じ桁に1つ、別の桁に1つある値を入力した時</text:p>
            <text:p>※例）正解数字が012なら、029を入力する</text:p>
          </table:table-cell>
          <table:table-cell table:style-name="ce14" office:value-type="string">
            <text:p>正しくストライク数とボール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1ストライク、1ボール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4" office:value-type="string">
            <text:p>7-1-6</text:p>
          </table:table-cell>
          <table:table-cell table:style-name="ce14" office:value-type="string">
            <text:p>正解数字と同じ数字が同じ桁に2つだけある値を入力した時</text:p>
            <text:p>※例）正解数字が012なら、019を入力する</text:p>
          </table:table-cell>
          <table:table-cell table:style-name="ce14" office:value-type="string">
            <text:p>正しくストライク数とボール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2ストライク、0ボール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4" office:value-type="string">
            <text:p>7-1-7</text:p>
          </table:table-cell>
          <table:table-cell table:style-name="ce14" office:value-type="string">
            <text:p>正解数字と同じ値を入力した時</text:p>
            <text:p>※例）正解数字が012なら、012を入力する</text:p>
          </table:table-cell>
          <table:table-cell table:style-name="ce14" office:value-type="string">
            <text:p>正しくストライク数とボール数がカウントされること</text:p>
          </table:table-cell>
          <table:table-cell table:style-name="ce21" table:content-validation-name="val2" office:value-type="string">
            <text:p>正常系</text:p>
          </table:table-cell>
          <table:table-cell table:style-name="ce21" table:content-validation-name="val3" office:value-type="string">
            <text:p>条件</text:p>
          </table:table-cell>
          <table:table-cell table:style-name="ce12" office:value-type="string">
            <text:p>「判定：3ストライク、0ボール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8</text:p>
          </table:table-cell>
          <table:table-cell table:style-name="ce9" office:value-type="string">
            <text:p>step8：重複チェックをメソッド化する</text:p>
          </table:table-cell>
          <table:table-cell table:style-name="ce9"/>
          <table:table-cell table:style-name="ce24" table:content-validation-name="val2"/>
          <table:table-cell table:style-name="ce24" table:content-validation-name="val3"/>
          <table:table-cell table:style-name="ce28"/>
          <table:table-cell table:style-name="ce29" table:content-validation-name="val4" table:number-columns-repeated="2"/>
          <table:table-cell table:style-name="ce39"/>
          <table:table-cell table:style-name="ce45"/>
          <table:table-cell table:number-columns-repeated="246"/>
        </table:table-row>
        <table:table-row table:style-name="ro3">
          <table:table-cell table:style-name="ce3" office:value-type="string">
            <text:p>8-1-1</text:p>
          </table:table-cell>
          <table:table-cell table:style-name="ce10" office:value-type="string" table:number-columns-spanned="1" table:number-rows-spanned="5">
            <text:p>実行時</text:p>
          </table:table-cell>
          <table:table-cell table:style-name="ce10" office:value-type="string" table:number-columns-spanned="1" table:number-rows-spanned="5">
            <text:p>ゲームが開始し、0～9で構成された3桁の正解数字がランダムに設定され、キーボード入力待ちになること</text:p>
          </table:table-cell>
          <table:table-cell table:style-name="ce20" table:content-validation-name="val2" office:value-type="string" table:number-columns-spanned="1" table:number-rows-spanned="5">
            <text:p>正常系</text:p>
          </table:table-cell>
          <table:table-cell table:style-name="ce20" table:content-validation-name="val3" office:value-type="string" table:number-columns-spanned="1" table:number-rows-spanned="5">
            <text:p>命令</text:p>
          </table:table-cell>
          <table:table-cell table:style-name="ce10" office:value-type="string">
            <text:p>「---野球ゲームプログラム開始---」のメッセージが表示される</text:p>
          </table:table-cell>
          <table:table-cell table:style-name="ce30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8-1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ランダム数字（正解数字）は[answer]です。」が表示される</text:p>
            <text:p>※[answer]の部分は、0～9で構成された3桁の値が実行する度にランダムに入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7">
          <table:table-cell table:style-name="ce4" office:value-type="string">
            <text:p>8-1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⇒ユニークです。」が表示される</text:p>
            <text:p>※「⇒重複しています。」が表示された場合も、最終的にはユニークになって次の処理に進んでいること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8-1-4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＞＞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8-1-5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8-2-1</text:p>
          </table:table-cell>
          <table:table-cell table:style-name="ce13" office:value-type="string" table:number-columns-spanned="1" table:number-rows-spanned="3">
            <text:p>重複する3桁の値をキーボード入力した時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3">
            <text:p>異常系</text:p>
          </table:table-cell>
          <table:table-cell table:style-name="ce22" table:content-validation-name="val3" office:value-type="string" table:number-columns-spanned="1" table:number-rows-spanned="3">
            <text:p>条件</text:p>
          </table:table-cell>
          <table:table-cell table:style-name="ce12" office:value-type="string">
            <text:p>「⇒重複していま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8-2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＞＞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8-2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8-3-1</text:p>
          </table:table-cell>
          <table:table-cell table:style-name="ce14" office:value-type="string" table:number-columns-spanned="1" table:number-rows-spanned="2">
            <text:p>ユニークな3桁の値をキーボード入力した時</text:p>
          </table:table-cell>
          <table:table-cell table:style-name="ce14" office:value-type="string" table:number-columns-spanned="1" table:number-rows-spanned="2">
            <text:p>キーボード入力した値に応じてメッセージが表示され、ストライク数とボール数の判定に進むこと</text:p>
          </table:table-cell>
          <table:table-cell table:style-name="ce25" table:content-validation-name="val2" office:value-type="string" table:number-columns-spanned="1" table:number-rows-spanned="2">
            <text:p>正常系</text:p>
          </table:table-cell>
          <table:table-cell table:style-name="ce25" table:content-validation-name="val3" office:value-type="string" table:number-columns-spanned="1" table:number-rows-spanned="2">
            <text:p>条件</text:p>
          </table:table-cell>
          <table:table-cell table:style-name="ce12" office:value-type="string">
            <text:p>「⇒ユニー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10">
          <table:table-cell table:style-name="ce4" office:value-type="string">
            <text:p>8-3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判定：[strikeCount]ストライク、[ballCount]ボールです。」が表示される</text:p>
            <text:p>※[strikeCount]と[ballCount]の値は、入力した値を元に計算されたカウント数になっていること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19">
            <text:p>7月19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9</text:p>
          </table:table-cell>
          <table:table-cell table:style-name="ce9" office:value-type="string">
            <text:p>Step9：入力チェックとエラー処理を追加する</text:p>
          </table:table-cell>
          <table:table-cell table:style-name="ce17"/>
          <table:table-cell table:style-name="ce24" table:content-validation-name="val2"/>
          <table:table-cell table:style-name="ce24" table:content-validation-name="val3"/>
          <table:table-cell table:style-name="ce28"/>
          <table:table-cell table:style-name="ce29" table:content-validation-name="val4" table:number-columns-repeated="2"/>
          <table:table-cell table:style-name="ce39"/>
          <table:table-cell table:style-name="ce45"/>
          <table:table-cell table:number-columns-repeated="246"/>
        </table:table-row>
        <table:table-row table:style-name="ro10">
          <table:table-cell table:style-name="ce3" office:value-type="string">
            <text:p>9-1-1</text:p>
          </table:table-cell>
          <table:table-cell table:style-name="ce10" office:value-type="string" table:number-columns-spanned="1" table:number-rows-spanned="3">
            <text:p>何も入力しないままエンターキーを入力した時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3">
            <text:p>異常系</text:p>
          </table:table-cell>
          <table:table-cell table:style-name="ce20" table:content-validation-name="val3" office:value-type="string" table:number-columns-spanned="1" table:number-rows-spanned="3">
            <text:p>条件</text:p>
          </table:table-cell>
          <table:table-cell table:style-name="ce10" office:value-type="string">
            <text:p>「何も入力されていません。ユニークな3桁の数字を入力してください。」のメッセージが表示される</text:p>
          </table:table-cell>
          <table:table-cell table:style-name="ce30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28">
            <text:p>7月28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9-1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＞＞」が表示される</text:p>
          </table:table-cell>
          <table:table-cell table:style-name="ce32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28">
            <text:p>7月28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5" office:value-type="string">
            <text:p>9-1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2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28">
            <text:p>7月28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10">
          <table:table-cell table:style-name="ce5" office:value-type="string">
            <text:p>9-2-1</text:p>
          </table:table-cell>
          <table:table-cell table:style-name="ce13" office:value-type="string" table:number-columns-spanned="1" table:number-rows-spanned="3">
            <text:p>文字が混ざった3桁の値を入力した時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3">
            <text:p>異常系</text:p>
          </table:table-cell>
          <table:table-cell table:style-name="ce23" table:content-validation-name="val3" office:value-type="string" table:number-columns-spanned="1" table:number-rows-spanned="3">
            <text:p>条件</text:p>
          </table:table-cell>
          <table:table-cell table:style-name="ce13" office:value-type="string">
            <text:p>「文字が入力されました。ユニークな3桁の数字を入力してください。」のメッセージが表示される</text:p>
          </table:table-cell>
          <table:table-cell table:style-name="ce32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28">
            <text:p>7月28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5" office:value-type="string">
            <text:p>9-2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＞＞」が表示される</text:p>
          </table:table-cell>
          <table:table-cell table:style-name="ce32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28">
            <text:p>7月28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5" office:value-type="string">
            <text:p>9-2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2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28">
            <text:p>7月28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10">
          <table:table-cell table:style-name="ce5" office:value-type="string">
            <text:p>9-3-1</text:p>
          </table:table-cell>
          <table:table-cell table:style-name="ce13" office:value-type="string" table:number-columns-spanned="1" table:number-rows-spanned="3">
            <text:p>2桁の数字を入力した時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3">
            <text:p>異常系</text:p>
          </table:table-cell>
          <table:table-cell table:style-name="ce23" table:content-validation-name="val3" office:value-type="string" table:number-columns-spanned="1" table:number-rows-spanned="3">
            <text:p>境界値</text:p>
          </table:table-cell>
          <table:table-cell table:style-name="ce13" office:value-type="string">
            <text:p>「3桁の数字ではありません。ユニークな3桁の数字を入力してください。」のメッセージが表示される</text:p>
          </table:table-cell>
          <table:table-cell table:style-name="ce32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28">
            <text:p>7月28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5" office:value-type="string">
            <text:p>9-3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0から9までの予想の数字を入力&gt;&gt;」が表示される</text:p>
          </table:table-cell>
          <table:table-cell table:style-name="ce32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28">
            <text:p>7月28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5" office:value-type="string">
            <text:p>9-3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2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28">
            <text:p>7月28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10">
          <table:table-cell table:style-name="ce5" office:value-type="string">
            <text:p>9-4-1</text:p>
          </table:table-cell>
          <table:table-cell table:style-name="ce13" office:value-type="string" table:number-columns-spanned="1" table:number-rows-spanned="3">
            <text:p>4桁の数字を入力した時</text:p>
          </table:table-cell>
          <table:table-cell table:style-name="ce13" office:value-type="string" table:number-columns-spanned="1" table:number-rows-spanned="3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3">
            <text:p>異常系</text:p>
          </table:table-cell>
          <table:table-cell table:style-name="ce23" table:content-validation-name="val3" office:value-type="string" table:number-columns-spanned="1" table:number-rows-spanned="3">
            <text:p>境界値</text:p>
          </table:table-cell>
          <table:table-cell table:style-name="ce13" office:value-type="string">
            <text:p>「3桁の数字ではありません。ユニークな3桁の数字を入力してください。」のメッセージが表示される</text:p>
          </table:table-cell>
          <table:table-cell table:style-name="ce32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28">
            <text:p>7月28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5" office:value-type="string">
            <text:p>9-4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0から9までの予想の数字を入力&gt;&gt;」が表示される</text:p>
          </table:table-cell>
          <table:table-cell table:style-name="ce32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28">
            <text:p>7月28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3">
          <table:table-cell table:style-name="ce5" office:value-type="string">
            <text:p>9-4-3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2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28">
            <text:p>7月28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9-5-1</text:p>
          </table:table-cell>
          <table:table-cell table:style-name="ce11" office:value-type="string" table:number-columns-spanned="1" table:number-rows-spanned="2">
            <text:p>ユニークな3桁の値をキーボード入力した時</text:p>
          </table:table-cell>
          <table:table-cell table:style-name="ce11" office:value-type="string" table:number-columns-spanned="1" table:number-rows-spanned="2">
            <text:p>キーボード入力した値に応じてメッセージが表示され、ストライク数とボール数の判定に進むこと</text:p>
          </table:table-cell>
          <table:table-cell table:style-name="ce25" table:content-validation-name="val2" office:value-type="string" table:number-columns-spanned="1" table:number-rows-spanned="2">
            <text:p>正常系</text:p>
          </table:table-cell>
          <table:table-cell table:style-name="ce25" table:content-validation-name="val3" office:value-type="string" table:number-columns-spanned="1" table:number-rows-spanned="2">
            <text:p>境界値</text:p>
          </table:table-cell>
          <table:table-cell table:style-name="ce12" office:value-type="string">
            <text:p>「⇒ユニークです。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28">
            <text:p>7月28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11">
          <table:table-cell table:style-name="ce4" office:value-type="string">
            <text:p>9-5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判定：[strikeCount]ストライク、[ballCount]ボールです。」が表示される</text:p>
            <text:p>※[strikeCount]と[ballCount]の値は、入力した値を元に計算されたカウント数になっていること</text:p>
          </table:table-cell>
          <table:table-cell table:style-name="ce32" office:value-type="string">
            <text:p>コンソール確認</text:p>
          </table:table-cell>
          <table:table-cell table:style-name="ce35" table:content-validation-name="val4" office:value-type="string">
            <text:p>〇</text:p>
          </table:table-cell>
          <table:table-cell table:style-name="ce40" office:value-type="date" office:date-value="2023-07-28">
            <text:p>7月28日</text:p>
          </table:table-cell>
          <table:table-cell table:style-name="ce46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10</text:p>
          </table:table-cell>
          <table:table-cell table:style-name="ce9" office:value-type="string">
            <text:p>step10：様々な処理をメソッド化する</text:p>
          </table:table-cell>
          <table:table-cell table:style-name="ce17"/>
          <table:table-cell table:style-name="ce24" table:content-validation-name="val2"/>
          <table:table-cell table:style-name="ce24" table:content-validation-name="val3"/>
          <table:table-cell table:style-name="ce28"/>
          <table:table-cell table:style-name="ce29" table:content-validation-name="val4" table:number-columns-repeated="2"/>
          <table:table-cell table:style-name="ce39"/>
          <table:table-cell table:style-name="ce45"/>
          <table:table-cell table:number-columns-repeated="246"/>
        </table:table-row>
        <table:table-row table:style-name="ro3">
          <table:table-cell table:style-name="ce4" office:value-type="string">
            <text:p>10-1-1</text:p>
          </table:table-cell>
          <table:table-cell table:style-name="ce10" office:value-type="string" table:number-columns-spanned="1" table:number-rows-spanned="5">
            <text:p>実行時</text:p>
          </table:table-cell>
          <table:table-cell table:style-name="ce10" office:value-type="string" table:number-columns-spanned="1" table:number-rows-spanned="5">
            <text:p>ゲームが開始し、0～9で構成された3桁の正解数字がランダムに設定され、キーボード入力待ちになること</text:p>
          </table:table-cell>
          <table:table-cell table:style-name="ce20" table:content-validation-name="val2" office:value-type="string" table:number-columns-spanned="1" table:number-rows-spanned="5">
            <text:p>正常系</text:p>
          </table:table-cell>
          <table:table-cell table:style-name="ce20" table:content-validation-name="val3" office:value-type="string" table:number-columns-spanned="1" table:number-rows-spanned="5">
            <text:p>命令</text:p>
          </table:table-cell>
          <table:table-cell table:style-name="ce10" office:value-type="string">
            <text:p>「---野球ゲームプログラム開始---」のメッセージが表示される</text:p>
          </table:table-cell>
          <table:table-cell table:style-name="ce30" office:value-type="string">
            <text:p>コンソール確認</text:p>
          </table:table-cell>
          <table:table-cell table:style-name="ce35" table:content-validation-name="val4"/>
          <table:table-cell table:style-name="ce40"/>
          <table:table-cell table:style-name="ce46"/>
          <table:table-cell table:number-columns-repeated="246"/>
        </table:table-row>
        <table:table-row table:style-name="ro4">
          <table:table-cell table:style-name="ce4" office:value-type="string">
            <text:p>10-1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ランダム数字（正解数字）は[answer]です。」が表示される</text:p>
            <text:p>※[answer]の部分は、0～9で構成された3桁の値が実行する度にランダムに入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7">
          <table:table-cell table:style-name="ce4" office:value-type="string">
            <text:p>10-1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⇒ユニークです。」が表示される</text:p>
            <text:p>※「⇒重複しています。」が表示された場合も、最終的にはユニークになって次の処理に進んでいること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10-1-4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3桁の数字を入力してください＞＞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10-1-5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10-2-1</text:p>
          </table:table-cell>
          <table:table-cell table:style-name="ce15" office:value-type="string" table:number-columns-spanned="1" table:number-rows-spanned="4">
            <text:p>正解数字と同じ値を入力した時</text:p>
            <text:p>※例）正解数字が012なら、012を入力する</text:p>
          </table:table-cell>
          <table:table-cell table:style-name="ce15" office:value-type="string" table:number-columns-spanned="1" table:number-rows-spanned="4">
            <text:p>キーボード入力した値に応じてメッセージが表示され、ゲームが終了すること</text:p>
          </table:table-cell>
          <table:table-cell table:style-name="ce26" table:content-validation-name="val2" office:value-type="string" table:number-columns-spanned="1" table:number-rows-spanned="4">
            <text:p>正常系</text:p>
          </table:table-cell>
          <table:table-cell table:style-name="ce26" table:content-validation-name="val3" office:value-type="string" table:number-columns-spanned="1" table:number-rows-spanned="4">
            <text:p>命令</text:p>
          </table:table-cell>
          <table:table-cell table:style-name="ce13" office:value-type="string">
            <text:p>「判定：3ストライク、0ボールです。」が表示される</text:p>
          </table:table-cell>
          <table:table-cell table:style-name="ce32" office:value-type="string">
            <text:p>コンソール確認</text:p>
          </table:table-cell>
          <table:table-cell table:style-name="ce36" table:content-validation-name="val4"/>
          <table:table-cell table:style-name="ce42"/>
          <table:table-cell table:style-name="ce48"/>
          <table:table-cell table:number-columns-repeated="246"/>
        </table:table-row>
        <table:table-row table:style-name="ro9">
          <table:table-cell table:style-name="ce4" office:value-type="string">
            <text:p>10-2-2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[tryCount]回トライし、3桁数字を当てました。YouWin!!」が表示される</text:p>
            <text:p>※[tryCount]はユニークな予想数字を入力した回数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4" office:value-type="string">
            <text:p>10-2-3</text:p>
          </table:table-cell>
          <table:covered-table-cell table:number-columns-repeated="2" table:style-name="ce11"/>
          <table:covered-table-cell table:style-name="ce21"/>
          <table:covered-table-cell table:style-name="ce21" table:content-validation-name="val3"/>
          <table:table-cell table:style-name="ce12" office:value-type="string">
            <text:p>「---野球ゲームプログラム終了---」が表示される</text:p>
          </table:table-cell>
          <table:table-cell table:style-name="ce31" office:value-type="string">
            <text:p>コンソール確認</text:p>
          </table:table-cell>
          <table:table-cell table:style-name="ce35" table:content-validation-name="val4"/>
          <table:table-cell table:style-name="ce41"/>
          <table:table-cell table:style-name="ce47"/>
          <table:table-cell table:number-columns-repeated="246"/>
        </table:table-row>
        <table:table-row table:style-name="ro3">
          <table:table-cell table:style-name="ce6" office:value-type="string">
            <text:p>10-2-4</text:p>
          </table:table-cell>
          <table:covered-table-cell table:number-columns-repeated="2" table:style-name="ce16"/>
          <table:covered-table-cell table:style-name="ce27"/>
          <table:covered-table-cell table:style-name="ce27" table:content-validation-name="val3"/>
          <table:table-cell table:style-name="ce16" office:value-type="string">
            <text:p>プログラムが終了する</text:p>
          </table:table-cell>
          <table:table-cell table:style-name="ce33" office:value-type="string">
            <text:p>コンソール確認</text:p>
          </table:table-cell>
          <table:table-cell table:style-name="ce37" table:content-validation-name="val4"/>
          <table:table-cell table:style-name="ce43"/>
          <table:table-cell table:style-name="ce49"/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string">
            <text:p>※最終Stepの単体テストが完了したら、総合(シナリオ)テストを実施して、最終確認をしましょう！</text:p>
          </table:table-cell>
          <table:table-cell table:number-columns-repeated="255"/>
        </table:table-row>
        <table:table-row table:style-name="ro1" table:number-rows-repeated="104846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¥</number:text>
      <number:number number:decimal-places="0" number:min-integer-digits="1" number:grouping="true"/>
      <number:text> </number:text>
    </number:number-style>
    <number:number-style style:name="N132P1" style:volatile="true">
      <number:text> ¥-</number:text>
      <number:number number:decimal-places="0" number:min-integer-digits="1" number:grouping="true"/>
      <number:text> </number:text>
    </number:number-style>
    <number:number-style style:name="N132P2" style:volatile="true">
      <number:text> ¥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¥</number:text>
      <number:number number:decimal-places="2" number:min-integer-digits="1" number:grouping="true"/>
      <number:text> </number:text>
    </number:number-style>
    <number:number-style style:name="N140P1" style:volatile="true">
      <number:text> ¥-</number:text>
      <number:number number:decimal-places="2" number:min-integer-digits="1" number:grouping="true"/>
      <number:text> </number:text>
    </number:number-style>
    <number:number-style style:name="N140P2" style:volatile="true">
      <number:text> ¥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146P0" style:volatile="true">
      <number:era number:calendar="gengou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46">
      <number:text-content/>
      <style:map style:condition="value()&gt;=0" style:apply-style-name="N146P0"/>
    </number:text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4P0"/>
    </number:currency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ZYPF0010_5f_計画手配_ff83__ff9e__ff70__ff80_受信_ff08_add-on機能仕様書_ff09_" style:display-name="標準_ZYPF0010_計画手配ﾃﾞｰﾀ受信（add-on機能仕様書）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-X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8">2023/07/28</text:date>, <text:time>10:17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野球ゲームプログラム単体テスト" style:display-name="PageStyle_野球ゲームプログラム単体テスト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ndait20110203</meta:initial-creator>
    <meta:creation-date>1997-01-09T07:48:59</meta:creation-date>
    <dc:date>2023-07-28T10:17:54.67</dc:date>
    <meta:generator>OpenOffice/4.1.13$Win32 OpenOffice.org_project/4113m1$Build-9810</meta:generator>
    <meta:editing-duration>PT3H15M36S</meta:editing-duration>
    <meta:editing-cycles>7</meta:editing-cycles>
    <meta:document-statistic meta:table-count="1" meta:cell-count="673" meta:object-count="0"/>
  </office:meta>
</office:document-meta>
</file>